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eb47" officeooo:paragraph-rsid="000deb47"/>
    </style:style>
    <style:style style:name="P2" style:family="paragraph" style:parent-style-name="Standard" style:list-style-name="L1">
      <style:text-properties officeooo:paragraph-rsid="000deb47"/>
    </style:style>
    <style:style style:name="P3" style:family="paragraph" style:parent-style-name="Standard" style:list-style-name="L2">
      <style:text-properties officeooo:paragraph-rsid="000deb47"/>
    </style:style>
    <style:style style:name="P4" style:family="paragraph" style:parent-style-name="Standard">
      <style:paragraph-properties fo:text-align="center" style:justify-single-word="false"/>
      <style:text-properties officeooo:paragraph-rsid="000deb47"/>
    </style:style>
    <style:style style:name="T1" style:family="text">
      <style:text-properties officeooo:rsid="000deb47"/>
    </style:style>
    <style:style style:name="T2" style:family="text">
      <style:text-properties fo:font-size="28pt" officeooo:rsid="000deb47" style:font-size-asian="28pt" style:font-size-complex="2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Virtual Env</text:span><text:span text:style-name="T1"> </text:span></text:p>
      <text:list xml:id="list1616097878" text:style-name="L2">
        <text:list-item>
          <text:p text:style-name="P3"><text:span text:style-name="T1">Creating a Virtual env </text:span></text:p>
        </text:list-item>
      </text:list>
      <text:list xml:id="list1549690957" text:style-name="L1">
        <text:list-item>
          <text:list>
            <text:list-item>
              <text:p text:style-name="P2"><text:span text:style-name="T1">To create a Python virtual env in VS Code</text:span></text:p>
            </text:list-item>
            <text:list-item>
              <text:p text:style-name="P1">1. Follow the steps here <text:a xlink:type="simple" xlink:href="https://code.visualstudio.com/docs/python/environments" text:style-name="Internet_20_link" text:visited-style-name="Visited_20_Internet_20_Link">https://code.visualstudio.com/docs/python/environments</text:a></text:p>
            </text:list-item>
          </text:list>
        </text:list-item>
        <text:list-item>
          <text:p text:style-name="P1">Accessing the virutal Env via terminal </text:p>
          <text:list>
            <text:list-item>
              <text:p text:style-name="P1">1. Once the env has been created in VS code it should be within your terminal </text:p>
            </text:list-item>
            <text:list-item>
              <text:p text:style-name="P1">2. Type &lt;ls -a&gt; to see if it is there or not. It should be presented as &lt;.venv&gt; if you selected that name for it </text:p>
            </text:list-item>
            <text:list-item>
              <text:p text:style-name="P1">3. To access it type the following in the terminal &lt;Source .venc/bin/active&gt;</text:p>
              <text:list>
                <text:list-item>
                  <text:p text:style-name="P1">You can then download all your separate python packages </text:p>
                </text:list-item>
              </text:list>
            </text:list-item>
            <text:list-item>
              <text:p text:style-name="P2"><text:span text:style-name="T1">4. To exit the env you just need to type &lt;deactivate&gt; in the terminal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4T21:21:07.617991454</meta:creation-date>
    <dc:date>2023-07-04T21:26:01.641134869</dc:date>
    <meta:editing-duration>PT4M54S</meta:editing-duration>
    <meta:editing-cycles>1</meta:editing-cycles>
    <meta:document-statistic meta:table-count="0" meta:image-count="0" meta:object-count="0" meta:page-count="1" meta:paragraph-count="10" meta:word-count="112" meta:character-count="596" meta:non-whitespace-character-count="496"/>
    <meta:generator>LibreOffice/6.4.7.2$Linux_X86_64 LibreOffice_project/40$Build-2</meta:generator>
  </office:meta>
</office:document-meta>
</file>